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c09e0" officeooo:paragraph-rsid="000c09e0"/>
    </style:style>
    <style:style style:name="P2" style:family="paragraph" style:parent-style-name="Table_20_Contents">
      <style:text-properties officeooo:rsid="000ec354" officeooo:paragraph-rsid="000ec354"/>
    </style:style>
    <style:style style:name="P3" style:family="paragraph" style:parent-style-name="Text_20_body" style:list-style-name="L1">
      <style:text-properties officeooo:rsid="000c09e0" officeooo:paragraph-rsid="000c09e0"/>
    </style:style>
    <style:style style:name="P4" style:family="paragraph" style:parent-style-name="Text_20_body">
      <style:text-properties officeooo:rsid="0017ae3c" officeooo:paragraph-rsid="0017ae3c"/>
    </style:style>
    <style:style style:name="P5" style:family="paragraph" style:parent-style-name="Text_20_body">
      <style:text-properties officeooo:rsid="00195b2e" officeooo:paragraph-rsid="001bb212"/>
    </style:style>
    <style:style style:name="P6" style:family="paragraph" style:parent-style-name="Heading_20_1">
      <style:paragraph-properties fo:text-align="center" style:justify-single-word="false"/>
      <style:text-properties officeooo:rsid="000acd63" officeooo:paragraph-rsid="000acd63"/>
    </style:style>
    <style:style style:name="P7" style:family="paragraph" style:parent-style-name="Preformatted_20_Text" style:list-style-name="L1">
      <style:text-properties fo:font-variant="normal" fo:text-transform="none" fo:color="#f14e32" style:font-name="Courier" fo:font-size="10.5pt" fo:letter-spacing="normal" fo:font-style="normal" fo:font-weight="normal" officeooo:rsid="000c09e0" officeooo:paragraph-rsid="000c09e0"/>
    </style:style>
    <style:style style:name="P8" style:family="paragraph" style:parent-style-name="Heading_20_2">
      <style:text-properties officeooo:rsid="001067c0" officeooo:paragraph-rsid="001067c0"/>
    </style:style>
    <style:style style:name="P9" style:family="paragraph" style:parent-style-name="Heading_20_2">
      <style:text-properties officeooo:rsid="001067c0" officeooo:paragraph-rsid="00132a02"/>
    </style:style>
    <style:style style:name="P10" style:family="paragraph" style:parent-style-name="Heading_20_2">
      <style:text-properties officeooo:rsid="000ae54b" officeooo:paragraph-rsid="000ae54b"/>
    </style:style>
    <style:style style:name="P11" style:family="paragraph" style:parent-style-name="Table_20_Contents">
      <style:text-properties officeooo:rsid="00195b2e" officeooo:paragraph-rsid="00195b2e"/>
    </style:style>
    <style:style style:name="T1" style:family="text">
      <style:text-properties officeooo:rsid="00195b2e"/>
    </style:style>
    <style:style style:name="T2" style:family="text">
      <style:text-properties officeooo:rsid="001a67f9"/>
    </style:style>
    <style:style style:name="T3" style:family="text">
      <style:text-properties officeooo:rsid="001bb2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ntroduction</text:h>
      <text:p text:style-name="P4">This technical documentation page will be dedicated to version control <text:span text:style-name="T1">system</text:span> git. It will help guide a newbie to quickly set up and understand how use git via command line terminal. </text:p>
      <text:p text:style-name="P5">Simply put, a version control is a local or remote system that can track, record, and recall the life-cycle of a file or a series of files. <text:span text:style-name="T2">Git generally only ‘adds’ data, but don’t be fooled you can accidentally lose sight of your data if you improperly handle commits, branches, etc.. Although, data saved to git is not forever gone, but do be careful what you delete if you’re using github. Github does trash pickup every 30 days, which essentially does a hard delete of your trash content. </text:span></text:p>
      <text:p text:style-name="P5"><text:span text:style-name="T3"><text:tab/>Here is <text:s/></text:span></text:p>
      <table:table table:name="Table2" table:style-name="Table2">
        <table:table-column table:style-name="Table2.A"/>
        <table:table-row>
          <table:table-cell table:style-name="Table2.A1" office:value-type="string">
            <text:p text:style-name="P11"/>
          </table:table-cell>
        </table:table-row>
        <table:table-row>
          <table:table-cell table:style-name="Table2.A2" office:value-type="string">
            <text:p text:style-name="Table_20_Contents"/>
          </table:table-cell>
        </table:table-row>
      </table:table>
      <text:p text:style-name="P4"/>
      <text:h text:style-name="P9" text:outline-level="2">Git With It </text:h>
      <text:h text:style-name="P9" text:outline-level="2">Git on the Downloads </text:h>
      <text:h text:style-name="P9" text:outline-level="2">Git Initiated </text:h>
      <text:h text:style-name="P9" text:outline-level="2">Git it Together </text:h>
      <text:h text:style-name="P9" text:outline-level="2">Git Commited </text:h>
      <text:h text:style-name="P9" text:outline-level="2">Git Out </text:h>
      <text:h text:style-name="P9" text:outline-level="2">Git Mas </text:h>
      <text:h text:style-name="P9" text:outline-level="2">Reference<text:tab/></text:h>
      <text:h text:style-name="P10" text:outline-level="2">Gitting Help (Pun Intended)</text:h>
      <text:list xml:id="list220873685" text:style-name="L1">
        <text:list-item>
          <text:p text:style-name="P3">Doing your homework is essential, especially on the current version of git. There is a vast amount git content out there and most are based on particular versions. The best way to “git help” is to update to the most current version. </text:p>
        </text:list-item>
        <text:list-item>
          <text:p text:style-name="P3">If you are finding yourself lost at anytime, refer to this terminal command:</text:p>
          <text:list>
            <text:list-item>
              <text:p text:style-name="P7"><text:soft-page-break/>$ man git-log</text:p>
              <text:p text:style-name="P7"/>
              <text:p text:style-name="P3">or </text:p>
            </text:list-item>
            <text:list-item>
              <text:p text:style-name="P7">$ git help log</text:p>
            </text:list-item>
          </text:list>
        </text:list-item>
      </text:list>
      <text:p text:style-name="P1"><text:tab/>these commands will be your knight in shining armor, but are never too sound. </text:p>
      <text:p text:style-name="P1"><text:tab/>[Tip-Time#1]- use a $ git command followed by –help and it will link you directly to the <text:tab/>terminal commands manual page.</text:p>
      <text:p text:style-name="P1"><text:tab/><text:tab/>Example #1: [ $ git (command) - - help] </text:p>
      <text:p text:style-name="P1"><text:tab/><text:tab/><text:tab/>space after the command with 2 dashes is required.</text:p>
      <text:p text:style-name="P1"><text:tab/></text:p>
      <table:table table:name="Table1" table:style-name="Table1">
        <table:table-column table:style-name="Table1.A"/>
        <table:table-row>
          <table:table-cell table:style-name="Table1.A1" office:value-type="string">
            <text:p text:style-name="P2">Code: code box</text:p>
          </table:table-cell>
        </table:table-row>
        <table:table-row>
          <table:table-cell table:style-name="Table1.A2" office:value-type="string">
            <text:p text:style-name="Table_20_Contents">&lt;div class="listingblock"&gt;</text:p>
            <text:p text:style-name="Table_20_Contents">&lt;div class="content"&gt;</text:p>
            <text:p text:style-name="Table_20_Contents">&lt;pre&gt;$ man git-log&lt;/pre&gt;</text:p>
            <text:p text:style-name="Table_20_Contents">&lt;/div&gt;</text:p>
            <text:p text:style-name="Table_20_Contents">&lt;/div&g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officeooo:rsid="000acd63" officeooo:paragraph-rsid="000acd6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1">Git Technical Documentation Page</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4:13:44.089619059</meta:creation-date>
    <dc:date>2020-10-09T20:30:00.125633118</dc:date>
    <meta:editing-duration>P2DT35M54S</meta:editing-duration>
    <meta:editing-cycles>12</meta:editing-cycles>
    <meta:generator>LibreOffice/6.0.7.3$Linux_X86_64 LibreOffice_project/00m0$Build-3</meta:generator>
    <meta:document-statistic meta:table-count="2" meta:image-count="0" meta:object-count="0" meta:page-count="2" meta:paragraph-count="30" meta:word-count="281" meta:character-count="1600" meta:non-whitespace-character-count="1326"/>
  </office:meta>
</office:document-meta>
</file>